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P8" style:family="paragraph" style:parent-style-name="Standard" style:list-style-name="L4">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rnel memory allocation</text:p>
      <text:p text:style-name="Standard"/>
      <text:p text:style-name="P1">How is memory allocated for user processes in a virtual-memory-system?</text:p>
      <text:p text:style-name="Standard">In a virtual-memory-system, memory for user processes is allocated by allocating a frame from the list of free frames maintained by the kernel</text:p>
      <text:p text:style-name="Standard"/>
      <text:p text:style-name="P1">Why is memory for the kernel process not allocated in the same way?</text:p>
      <text:list xml:id="list379486969" text:style-name="L1">
        <text:list-item>
          <text:p text:style-name="P4">Whereas the pattern of user process requests for the memory can never be known in advance, the kernel requests memory to allocate well known data structures. Thus there is an opportunity to avoid the internal fragmentation which results in user memory allocation.</text:p>
        </text:list-item>
        <text:list-item>
          <text:p text:style-name="P4">Pages allocated to user-mode processes do not have to be contiguous. However, certain hardware devices interact directly with physical memory – without the benigit of a virtual memory interface – and consequently expect memory residing in contiguous locations.</text:p>
        </text:list-item>
      </text:list>
      <text:p text:style-name="Standard"/>
      <text:p text:style-name="P1">Kernel memory allocation schemes</text:p>
      <text:list xml:id="list1707805659" text:style-name="L2">
        <text:list-item>
          <text:p text:style-name="P6">Buddy system – Was used in pre 2.2-linux.</text:p>
        </text:list-item>
        <text:list-item>
          <text:p text:style-name="P6">Slab allocation</text:p>
        </text:list-item>
      </text:list>
      <text:p text:style-name="P3"/>
      <text:p text:style-name="P1">Buddy system allocation</text:p>
      <text:list xml:id="list1447917646" text:style-name="L3">
        <text:list-item>
          <text:p text:style-name="P7">Free memory reserved for allocation to the kernel is initially maintained as a fixed sized contiguous segment.</text:p>
        </text:list-item>
        <text:list-item>
          <text:p text:style-name="P7">Memory is allocated from this segment using a power-of-2-allocator. </text:p>
          <text:list>
            <text:list-item>
              <text:p text:style-name="P7">That is, the segment is divided into two equal buddy segments, with the left buddy being allocated to the kernel if it is the smallest chunk greater than the request</text:p>
            </text:list-item>
            <text:list-item>
              <text:p text:style-name="P7">Subsequent requests </text:p>
            </text:list-item>
          </text:list>
        </text:list-item>
        <text:list-item>
          <text:p text:style-name="P7">Advantages</text:p>
          <text:list>
            <text:list-item>
              <text:p text:style-name="P7">Coalescing - Adjacent buddies can be combined to form larger segments.</text:p>
            </text:list-item>
          </text:list>
        </text:list-item>
        <text:list-item>
          <text:p text:style-name="P7">Disadvantage</text:p>
          <text:list>
            <text:list-item>
              <text:p text:style-name="P7">Internal fragmentation due to power-of-2 allocation</text:p>
            </text:list-item>
          </text:list>
        </text:list-item>
      </text:list>
      <text:p text:style-name="P3"/>
      <text:p text:style-name="P1">Slab allocation</text:p>
      <text:list xml:id="list1840413672" text:style-name="L4">
        <text:list-item>
          <text:p text:style-name="P8">Slab – One or more physically contiguous pages.</text:p>
        </text:list-item>
        <text:list-item>
          <text:p text:style-name="P8">Cache – Contains one type of pre-allocated kernel data structures or objects. Different types of caches(i.e. Each containing a different types object) are themselves contained in slabs.</text:p>
        </text:list-item>
        <text:list-item>
          <text:p text:style-name="P8">Initially all the objects in cache's are marked free. The allocation algorithm, on request for memory, uses one of these free objects to service the request</text:p>
        </text:list-item>
        <text:list-item>
          <text:p text:style-name="P8">A slab may be in 3 possible states</text:p>
          <text:list>
            <text:list-item>
              <text:p text:style-name="P8">Full – All objects are marked used</text:p>
            </text:list-item>
            <text:list-item>
              <text:p text:style-name="P8">Empty – All objects are marked free</text:p>
            </text:list-item>
            <text:list-item>
              <text:p text:style-name="P8">Partial – Consists of free and used objects.</text:p>
            </text:list-item>
          </text:list>
        </text:list-item>
        <text:list-item>
          <text:p text:style-name="P8">The allocator tries to satisfy requests with free objects, first from the paritally full slab, and then from an empty slab. A new slab is allocated as the last resort</text:p>
        </text:list-item>
        <text:list-item>
          <text:p text:style-name="P8">Advantages</text:p>
          <text:list>
            <text:list-item>
              <text:p text:style-name="P8">Since the memory allocation is precise, no internal fragmentation</text:p>
            </text:list-item>
            <text:list-item>
              <text:p text:style-name="P8">Memory requests can be quickly satisfied as the objects are pre-allocated.</text:p>
            </text:list-item>
          </text:list>
        </text:list-item>
        <text:list-item>
          <text:p text:style-name="P8">Solaris 2.4 onwards and linux 2.2 onwards use the slab allocation method for allocating memory to the kernel</text:p>
        </text:list-item>
      </text:list>
      <text:p text:style-name="P3"/>
      <text:p text:style-name="P1">The slab allocation algorithm uses a separate cache for each different object type. Assuming there is one cache per object type, explain why this doesn’t scale well with multiple CPUs. <text:soft-page-break/>What could be done to address <text:s/>this scalability issue?</text:p>
      <text:p text:style-name="P3">This had long been a problem with the slab allocator – poor scalability with multiple CPUs. The issue comes from having to lock the global cache when it is being accesses. This has the effect of serializing cache accesses on multiprocessor systems. Solaris has addressed this by introducing a per-CPU cache, rather than a single global cac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3-11T13:29:11</meta:creation-date>
    <dc:date>2012-03-14T16:14:50</dc:date>
    <dc:creator>Kempa </dc:creator>
    <meta:editing-duration>PT1H58M9S</meta:editing-duration>
    <meta:editing-cycles>8</meta:editing-cycles>
    <meta:generator>LibreOffice/3.4$Linux LibreOffice_project/340m1$Build-402</meta:generator>
    <meta:document-statistic meta:table-count="0" meta:image-count="0" meta:object-count="0" meta:page-count="2" meta:paragraph-count="33" meta:word-count="505" meta:character-count="3030" meta:non-whitespace-character-count="2570"/>
  </office:meta>
</office:document-meta>
</file>